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Without minibatch – 1</text:p>
          </table:table-cell>
          <table:table-cell table:number-columns-repeated="2"/>
          <table:table-cell table:style-name="ce2" office:value-type="float" office:value="54305" calcext:value-type="float">
            <text:p>54305</text:p>
          </table:table-cell>
          <table:table-cell table:style-name="ce5" office:value-type="float" office:value="25394" calcext:value-type="float">
            <text:p>25394</text:p>
          </table:table-cell>
          <table:table-cell table:style-name="ce5" office:value-type="float" office:value="9391" calcext:value-type="float">
            <text:p>9391</text:p>
          </table:table-cell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2857" calcext:value-type="float">
            <text:p>2857</text:p>
          </table:table-cell>
          <table:table-cell table:style-name="ce5" office:value-type="float" office:value="6228" calcext:value-type="float">
            <text:p>6228</text:p>
          </table:table-cell>
          <table:table-cell table:style-name="ce7" office:value-type="float" office:value="10695" calcext:value-type="float">
            <text:p>10695</text:p>
          </table:table-cell>
        </table:table-row>
        <table:table-row table:style-name="ro1">
          <table:table-cell table:number-columns-repeated="3"/>
          <table:table-cell table:style-name="ce3" office:value-type="float" office:value="52737" calcext:value-type="float">
            <text:p>52737</text:p>
          </table:table-cell>
          <table:table-cell office:value-type="float" office:value="30146" calcext:value-type="float">
            <text:p>30146</text:p>
          </table:table-cell>
          <table:table-cell office:value-type="float" office:value="19548" calcext:value-type="float">
            <text:p>19548</text:p>
          </table:table-cell>
          <table:table-cell office:value-type="float" office:value="4997" calcext:value-type="float">
            <text:p>4997</text:p>
          </table:table-cell>
          <table:table-cell office:value-type="float" office:value="2858" calcext:value-type="float">
            <text:p>2858</text:p>
          </table:table-cell>
          <table:table-cell office:value-type="float" office:value="5380" calcext:value-type="float">
            <text:p>5380</text:p>
          </table:table-cell>
          <table:table-cell table:style-name="ce8" office:value-type="float" office:value="11282" calcext:value-type="float">
            <text:p>11282</text:p>
          </table:table-cell>
        </table:table-row>
        <table:table-row table:style-name="ro1">
          <table:table-cell table:number-columns-repeated="3"/>
          <table:table-cell table:style-name="ce3" office:value-type="float" office:value="62515" calcext:value-type="float">
            <text:p>62515</text:p>
          </table:table-cell>
          <table:table-cell office:value-type="float" office:value="25975" calcext:value-type="float">
            <text:p>25975</text:p>
          </table:table-cell>
          <table:table-cell office:value-type="float" office:value="25434" calcext:value-type="float">
            <text:p>25434</text:p>
          </table:table-cell>
          <table:table-cell office:value-type="float" office:value="5031" calcext:value-type="float">
            <text:p>5031</text:p>
          </table:table-cell>
          <table:table-cell office:value-type="float" office:value="2852" calcext:value-type="float">
            <text:p>2852</text:p>
          </table:table-cell>
          <table:table-cell office:value-type="float" office:value="5365" calcext:value-type="float">
            <text:p>5365</text:p>
          </table:table-cell>
          <table:table-cell table:style-name="ce8" office:value-type="float" office:value="10822" calcext:value-type="float">
            <text:p>10822</text:p>
          </table:table-cell>
        </table:table-row>
        <table:table-row table:style-name="ro1">
          <table:table-cell table:number-columns-repeated="3"/>
          <table:table-cell table:style-name="ce3" office:value-type="float" office:value="65291" calcext:value-type="float">
            <text:p>65291</text:p>
          </table:table-cell>
          <table:table-cell office:value-type="float" office:value="35479" calcext:value-type="float">
            <text:p>35479</text:p>
          </table:table-cell>
          <table:table-cell office:value-type="float" office:value="9463" calcext:value-type="float">
            <text:p>9463</text:p>
          </table:table-cell>
          <table:table-cell office:value-type="float" office:value="5228" calcext:value-type="float">
            <text:p>5228</text:p>
          </table:table-cell>
          <table:table-cell office:value-type="float" office:value="2856" calcext:value-type="float">
            <text:p>2856</text:p>
          </table:table-cell>
          <table:table-cell office:value-type="float" office:value="5389" calcext:value-type="float">
            <text:p>5389</text:p>
          </table:table-cell>
          <table:table-cell table:style-name="ce8" office:value-type="float" office:value="11170" calcext:value-type="float">
            <text:p>11170</text:p>
          </table:table-cell>
        </table:table-row>
        <table:table-row table:style-name="ro1">
          <table:table-cell table:number-columns-repeated="3"/>
          <table:table-cell table:style-name="ce3" office:value-type="float" office:value="69684" calcext:value-type="float">
            <text:p>69684</text:p>
          </table:table-cell>
          <table:table-cell office:value-type="float" office:value="20346" calcext:value-type="float">
            <text:p>20346</text:p>
          </table:table-cell>
          <table:table-cell office:value-type="float" office:value="20432" calcext:value-type="float">
            <text:p>20432</text:p>
          </table:table-cell>
          <table:table-cell office:value-type="float" office:value="4992" calcext:value-type="float">
            <text:p>4992</text:p>
          </table:table-cell>
          <table:table-cell office:value-type="float" office:value="2843" calcext:value-type="float">
            <text:p>2843</text:p>
          </table:table-cell>
          <table:table-cell office:value-type="float" office:value="5413" calcext:value-type="float">
            <text:p>5413</text:p>
          </table:table-cell>
          <table:table-cell table:style-name="ce8" office:value-type="float" office:value="10744" calcext:value-type="float">
            <text:p>10744</text:p>
          </table:table-cell>
        </table:table-row>
        <table:table-row table:style-name="ro1">
          <table:table-cell table:number-columns-repeated="3"/>
          <table:table-cell table:style-name="ce3" office:value-type="float" office:value="272494" calcext:value-type="float">
            <text:p>272494</text:p>
          </table:table-cell>
          <table:table-cell office:value-type="float" office:value="181190" calcext:value-type="float">
            <text:p>181190</text:p>
          </table:table-cell>
          <table:table-cell office:value-type="float" office:value="73862" calcext:value-type="float">
            <text:p>73862</text:p>
          </table:table-cell>
          <table:table-cell office:value-type="float" office:value="23887" calcext:value-type="float">
            <text:p>23887</text:p>
          </table:table-cell>
          <table:table-cell office:value-type="float" office:value="12899" calcext:value-type="float">
            <text:p>12899</text:p>
          </table:table-cell>
          <table:table-cell office:value-type="float" office:value="13727" calcext:value-type="float">
            <text:p>13727</text:p>
          </table:table-cell>
          <table:table-cell table:style-name="ce8" office:value-type="float" office:value="27191" calcext:value-type="float">
            <text:p>27191</text:p>
          </table:table-cell>
        </table:table-row>
        <table:table-row table:style-name="ro1">
          <table:table-cell table:number-columns-repeated="3"/>
          <table:table-cell table:style-name="ce3" office:value-type="float" office:value="259014" calcext:value-type="float">
            <text:p>259014</text:p>
          </table:table-cell>
          <table:table-cell office:value-type="float" office:value="228218" calcext:value-type="float">
            <text:p>228218</text:p>
          </table:table-cell>
          <table:table-cell office:value-type="float" office:value="82188" calcext:value-type="float">
            <text:p>82188</text:p>
          </table:table-cell>
          <table:table-cell office:value-type="float" office:value="23908" calcext:value-type="float">
            <text:p>23908</text:p>
          </table:table-cell>
          <table:table-cell office:value-type="float" office:value="12915" calcext:value-type="float">
            <text:p>12915</text:p>
          </table:table-cell>
          <table:table-cell office:value-type="float" office:value="13686" calcext:value-type="float">
            <text:p>13686</text:p>
          </table:table-cell>
          <table:table-cell table:style-name="ce8" office:value-type="float" office:value="24182" calcext:value-type="float">
            <text:p>24182</text:p>
          </table:table-cell>
        </table:table-row>
        <table:table-row table:style-name="ro1">
          <table:table-cell table:number-columns-repeated="3"/>
          <table:table-cell table:style-name="ce3" office:value-type="float" office:value="244437" calcext:value-type="float">
            <text:p>244437</text:p>
          </table:table-cell>
          <table:table-cell office:value-type="float" office:value="157801" calcext:value-type="float">
            <text:p>157801</text:p>
          </table:table-cell>
          <table:table-cell office:value-type="float" office:value="116115" calcext:value-type="float">
            <text:p>116115</text:p>
          </table:table-cell>
          <table:table-cell office:value-type="float" office:value="23859" calcext:value-type="float">
            <text:p>23859</text:p>
          </table:table-cell>
          <table:table-cell office:value-type="float" office:value="13082" calcext:value-type="float">
            <text:p>13082</text:p>
          </table:table-cell>
          <table:table-cell office:value-type="float" office:value="14141" calcext:value-type="float">
            <text:p>14141</text:p>
          </table:table-cell>
          <table:table-cell table:style-name="ce8" office:value-type="float" office:value="24956" calcext:value-type="float">
            <text:p>24956</text:p>
          </table:table-cell>
        </table:table-row>
        <table:table-row table:style-name="ro1">
          <table:table-cell table:number-columns-repeated="3"/>
          <table:table-cell table:style-name="ce3" office:value-type="float" office:value="198328" calcext:value-type="float">
            <text:p>198328</text:p>
          </table:table-cell>
          <table:table-cell office:value-type="float" office:value="188819" calcext:value-type="float">
            <text:p>188819</text:p>
          </table:table-cell>
          <table:table-cell office:value-type="float" office:value="160145" calcext:value-type="float">
            <text:p>160145</text:p>
          </table:table-cell>
          <table:table-cell office:value-type="float" office:value="23812" calcext:value-type="float">
            <text:p>23812</text:p>
          </table:table-cell>
          <table:table-cell office:value-type="float" office:value="14009" calcext:value-type="float">
            <text:p>14009</text:p>
          </table:table-cell>
          <table:table-cell office:value-type="float" office:value="14426" calcext:value-type="float">
            <text:p>14426</text:p>
          </table:table-cell>
          <table:table-cell table:style-name="ce8" office:value-type="float" office:value="24729" calcext:value-type="float">
            <text:p>24729</text:p>
          </table:table-cell>
        </table:table-row>
        <table:table-row table:style-name="ro1">
          <table:table-cell table:number-columns-repeated="3"/>
          <table:table-cell table:style-name="ce4" office:value-type="float" office:value="198141" calcext:value-type="float">
            <text:p>198141</text:p>
          </table:table-cell>
          <table:table-cell table:style-name="ce6" office:value-type="float" office:value="147824" calcext:value-type="float">
            <text:p>147824</text:p>
          </table:table-cell>
          <table:table-cell table:style-name="ce6" office:value-type="float" office:value="76378" calcext:value-type="float">
            <text:p>76378</text:p>
          </table:table-cell>
          <table:table-cell table:style-name="ce6" office:value-type="float" office:value="23830" calcext:value-type="float">
            <text:p>23830</text:p>
          </table:table-cell>
          <table:table-cell table:style-name="ce6" office:value-type="float" office:value="13448" calcext:value-type="float">
            <text:p>13448</text:p>
          </table:table-cell>
          <table:table-cell table:style-name="ce6" office:value-type="float" office:value="13634" calcext:value-type="float">
            <text:p>13634</text:p>
          </table:table-cell>
          <table:table-cell table:style-name="ce9" office:value-type="float" office:value="24406" calcext:value-type="float">
            <text:p>24406</text:p>
          </table:table-cell>
        </table:table-row>
        <table:table-row table:style-name="ro1">
          <table:table-cell/>
          <table:table-cell office:value-type="string" calcext:value-type="string">
            <text:p>N = 512</text:p>
          </table:table-cell>
          <table:table-cell office:value-type="string" calcext:value-type="string">
            <text:p>mean</text:p>
          </table:table-cell>
          <table:table-cell table:formula="of:=AVERAGE([.D3:.D7])" office:value-type="float" office:value="60906.4" calcext:value-type="float">
            <text:p>60906.4</text:p>
          </table:table-cell>
          <table:table-cell table:formula="of:=AVERAGE([.E3:.E7])" office:value-type="float" office:value="27468" calcext:value-type="float">
            <text:p>27468</text:p>
          </table:table-cell>
          <table:table-cell table:formula="of:=AVERAGE([.F3:.F7])" office:value-type="float" office:value="16853.6" calcext:value-type="float">
            <text:p>16853.6</text:p>
          </table:table-cell>
          <table:table-cell table:formula="of:=AVERAGE([.G3:.G7])" office:value-type="float" office:value="5052" calcext:value-type="float">
            <text:p>5052</text:p>
          </table:table-cell>
          <table:table-cell table:formula="of:=AVERAGE([.H3:.H7])" office:value-type="float" office:value="2853.2" calcext:value-type="float">
            <text:p>2853.2</text:p>
          </table:table-cell>
          <table:table-cell table:formula="of:=AVERAGE([.I3:.I7])" office:value-type="float" office:value="5555" calcext:value-type="float">
            <text:p>5555</text:p>
          </table:table-cell>
          <table:table-cell table:formula="of:=AVERAGE([.J3:.J7])" office:value-type="float" office:value="10942.6" calcext:value-type="float">
            <text:p>10942.6</text:p>
          </table:table-cell>
        </table:table-row>
        <table:table-row table:style-name="ro1">
          <table:table-cell/>
          <table:table-cell office:value-type="string" calcext:value-type="string">
            <text:p>Iter = 21130</text:p>
          </table:table-cell>
          <table:table-cell office:value-type="string" calcext:value-type="string">
            <text:p>sd</text:p>
          </table:table-cell>
          <table:table-cell table:formula="of:=STDEV([.D3:.D7])" office:value-type="float" office:value="7231.46166414509" calcext:value-type="float">
            <text:p>7231.4616641451</text:p>
          </table:table-cell>
          <table:table-cell table:formula="of:=STDEV([.E3:.E7])" office:value-type="float" office:value="5670.12376408135" calcext:value-type="float">
            <text:p>5670.1237640814</text:p>
          </table:table-cell>
          <table:table-cell table:formula="of:=STDEV([.F3:.F7])" office:value-type="float" office:value="7141.41738732585" calcext:value-type="float">
            <text:p>7141.4173873259</text:p>
          </table:table-cell>
          <table:table-cell table:formula="of:=STDEV([.G3:.G7])" office:value-type="float" office:value="99.5514942127942" calcext:value-type="float">
            <text:p>99.5514942128</text:p>
          </table:table-cell>
          <table:table-cell table:formula="of:=STDEV([.H3:.H7])" office:value-type="float" office:value="6.1400325732035" calcext:value-type="float">
            <text:p>6.1400325732</text:p>
          </table:table-cell>
          <table:table-cell table:formula="of:=STDEV([.I3:.I7])" office:value-type="float" office:value="376.621162443111" calcext:value-type="float">
            <text:p>376.6211624431</text:p>
          </table:table-cell>
          <table:table-cell table:formula="of:=STDEV([.J3:.J7])" office:value-type="float" office:value="265.610240766428" calcext:value-type="float">
            <text:p>265.6102407664</text:p>
          </table:table-cell>
        </table:table-row>
        <table:table-row table:style-name="ro1">
          <table:table-cell/>
          <table:table-cell office:value-type="string" calcext:value-type="string">
            <text:p>N = 768</text:p>
          </table:table-cell>
          <table:table-cell office:value-type="string" calcext:value-type="string">
            <text:p>mean</text:p>
          </table:table-cell>
          <table:table-cell table:formula="of:=AVERAGE([.D8:.D12])" office:value-type="float" office:value="234482.8" calcext:value-type="float">
            <text:p>234482.8</text:p>
          </table:table-cell>
          <table:table-cell table:formula="of:=AVERAGE([.E8:.E12])" office:value-type="float" office:value="180770.4" calcext:value-type="float">
            <text:p>180770.4</text:p>
          </table:table-cell>
          <table:table-cell table:formula="of:=AVERAGE([.F8:.F12])" office:value-type="float" office:value="101737.6" calcext:value-type="float">
            <text:p>101737.6</text:p>
          </table:table-cell>
          <table:table-cell table:formula="of:=AVERAGE([.G8:.G12])" office:value-type="float" office:value="23859.2" calcext:value-type="float">
            <text:p>23859.2</text:p>
          </table:table-cell>
          <table:table-cell table:formula="of:=AVERAGE([.H8:.H12])" office:value-type="float" office:value="13270.6" calcext:value-type="float">
            <text:p>13270.6</text:p>
          </table:table-cell>
          <table:table-cell table:formula="of:=AVERAGE([.I8:.I12])" office:value-type="float" office:value="13922.8" calcext:value-type="float">
            <text:p>13922.8</text:p>
          </table:table-cell>
          <table:table-cell table:formula="of:=AVERAGE([.J8:.J12])" office:value-type="float" office:value="25092.8" calcext:value-type="float">
            <text:p>25092.8</text:p>
          </table:table-cell>
        </table:table-row>
        <table:table-row table:style-name="ro1">
          <table:table-cell/>
          <table:table-cell office:value-type="string" calcext:value-type="string">
            <text:p>Iter=47482</text:p>
          </table:table-cell>
          <table:table-cell office:value-type="string" calcext:value-type="string">
            <text:p>sd</text:p>
          </table:table-cell>
          <table:table-cell table:formula="of:=STDEV([.D8:.D12])" office:value-type="float" office:value="34545.669724294" calcext:value-type="float">
            <text:p>34545.669724294</text:p>
          </table:table-cell>
          <table:table-cell table:formula="of:=STDEV([.E8:.E12])" office:value-type="float" office:value="31342.0220359185" calcext:value-type="float">
            <text:p>31342.0220359185</text:p>
          </table:table-cell>
          <table:table-cell table:formula="of:=STDEV([.F8:.F12])" office:value-type="float" office:value="36811.9520441391" calcext:value-type="float">
            <text:p>36811.9520441391</text:p>
          </table:table-cell>
          <table:table-cell table:formula="of:=STDEV([.G8:.G12])" office:value-type="float" office:value="39.4803748715738" calcext:value-type="float">
            <text:p>39.4803748716</text:p>
          </table:table-cell>
          <table:table-cell table:formula="of:=STDEV([.H8:.H12])" office:value-type="float" office:value="468.191520640859" calcext:value-type="float">
            <text:p>468.1915206409</text:p>
          </table:table-cell>
          <table:table-cell table:formula="of:=STDEV([.I8:.I12])" office:value-type="float" office:value="345.918632050949" calcext:value-type="float">
            <text:p>345.918632051</text:p>
          </table:table-cell>
          <table:table-cell table:formula="of:=STDEV([.J8:.J12])" office:value-type="float" office:value="1209.83044266542" calcext:value-type="float">
            <text:p>1209.83044266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Without minibatch – 2</text:p>
          </table:table-cell>
          <table:table-cell table:number-columns-repeated="2"/>
          <table:table-cell table:style-name="ce2" office:value-type="float" office:value="43102" calcext:value-type="float">
            <text:p>43102</text:p>
          </table:table-cell>
          <table:table-cell table:style-name="ce5" office:value-type="float" office:value="19311" calcext:value-type="float">
            <text:p>19311</text:p>
          </table:table-cell>
          <table:table-cell table:style-name="ce5" office:value-type="float" office:value="9346" calcext:value-type="float">
            <text:p>9346</text:p>
          </table:table-cell>
          <table:table-cell table:style-name="ce5" office:value-type="float" office:value="4969" calcext:value-type="float">
            <text:p>4969</text:p>
          </table:table-cell>
          <table:table-cell table:style-name="ce5" office:value-type="float" office:value="2868" calcext:value-type="float">
            <text:p>2868</text:p>
          </table:table-cell>
          <table:table-cell table:style-name="ce5" office:value-type="float" office:value="5417" calcext:value-type="float">
            <text:p>5417</text:p>
          </table:table-cell>
          <table:table-cell table:style-name="ce7" office:value-type="float" office:value="10712" calcext:value-type="float">
            <text:p>10712</text:p>
          </table:table-cell>
        </table:table-row>
        <table:table-row table:style-name="ro1">
          <table:table-cell table:number-columns-repeated="3"/>
          <table:table-cell table:style-name="ce3" office:value-type="float" office:value="43058" calcext:value-type="float">
            <text:p>43058</text:p>
          </table:table-cell>
          <table:table-cell office:value-type="float" office:value="19316" calcext:value-type="float">
            <text:p>19316</text:p>
          </table:table-cell>
          <table:table-cell office:value-type="float" office:value="9344" calcext:value-type="float">
            <text:p>9344</text:p>
          </table:table-cell>
          <table:table-cell office:value-type="float" office:value="5005" calcext:value-type="float">
            <text:p>5005</text:p>
          </table:table-cell>
          <table:table-cell office:value-type="float" office:value="2884" calcext:value-type="float">
            <text:p>2884</text:p>
          </table:table-cell>
          <table:table-cell office:value-type="float" office:value="5442" calcext:value-type="float">
            <text:p>5442</text:p>
          </table:table-cell>
          <table:table-cell table:style-name="ce8" office:value-type="float" office:value="10691" calcext:value-type="float">
            <text:p>10691</text:p>
          </table:table-cell>
        </table:table-row>
        <table:table-row table:style-name="ro1">
          <table:table-cell table:number-columns-repeated="3"/>
          <table:table-cell table:style-name="ce3" office:value-type="float" office:value="43730" calcext:value-type="float">
            <text:p>43730</text:p>
          </table:table-cell>
          <table:table-cell office:value-type="float" office:value="19295" calcext:value-type="float">
            <text:p>19295</text:p>
          </table:table-cell>
          <table:table-cell office:value-type="float" office:value="9362" calcext:value-type="float">
            <text:p>9362</text:p>
          </table:table-cell>
          <table:table-cell office:value-type="float" office:value="5002" calcext:value-type="float">
            <text:p>5002</text:p>
          </table:table-cell>
          <table:table-cell office:value-type="float" office:value="2890" calcext:value-type="float">
            <text:p>2890</text:p>
          </table:table-cell>
          <table:table-cell office:value-type="float" office:value="5423" calcext:value-type="float">
            <text:p>5423</text:p>
          </table:table-cell>
          <table:table-cell table:style-name="ce8" office:value-type="float" office:value="12992" calcext:value-type="float">
            <text:p>12992</text:p>
          </table:table-cell>
        </table:table-row>
        <table:table-row table:style-name="ro1">
          <table:table-cell table:number-columns-repeated="3"/>
          <table:table-cell table:style-name="ce3" office:value-type="float" office:value="43051" calcext:value-type="float">
            <text:p>43051</text:p>
          </table:table-cell>
          <table:table-cell office:value-type="float" office:value="19307" calcext:value-type="float">
            <text:p>19307</text:p>
          </table:table-cell>
          <table:table-cell office:value-type="float" office:value="9343" calcext:value-type="float">
            <text:p>9343</text:p>
          </table:table-cell>
          <table:table-cell office:value-type="float" office:value="4980" calcext:value-type="float">
            <text:p>4980</text:p>
          </table:table-cell>
          <table:table-cell office:value-type="float" office:value="2879" calcext:value-type="float">
            <text:p>2879</text:p>
          </table:table-cell>
          <table:table-cell office:value-type="float" office:value="5386" calcext:value-type="float">
            <text:p>5386</text:p>
          </table:table-cell>
          <table:table-cell table:style-name="ce8" office:value-type="float" office:value="11444" calcext:value-type="float">
            <text:p>11444</text:p>
          </table:table-cell>
        </table:table-row>
        <table:table-row table:style-name="ro1">
          <table:table-cell table:number-columns-repeated="3"/>
          <table:table-cell table:style-name="ce3" office:value-type="float" office:value="43076" calcext:value-type="float">
            <text:p>43076</text:p>
          </table:table-cell>
          <table:table-cell office:value-type="float" office:value="19308" calcext:value-type="float">
            <text:p>19308</text:p>
          </table:table-cell>
          <table:table-cell office:value-type="float" office:value="9348" calcext:value-type="float">
            <text:p>9348</text:p>
          </table:table-cell>
          <table:table-cell office:value-type="float" office:value="5021" calcext:value-type="float">
            <text:p>5021</text:p>
          </table:table-cell>
          <table:table-cell office:value-type="float" office:value="2883" calcext:value-type="float">
            <text:p>2883</text:p>
          </table:table-cell>
          <table:table-cell office:value-type="float" office:value="6598" calcext:value-type="float">
            <text:p>6598</text:p>
          </table:table-cell>
          <table:table-cell table:style-name="ce8" office:value-type="float" office:value="11319" calcext:value-type="float">
            <text:p>11319</text:p>
          </table:table-cell>
        </table:table-row>
        <table:table-row table:style-name="ro1">
          <table:table-cell table:number-columns-repeated="3"/>
          <table:table-cell table:style-name="ce3" office:value-type="float" office:value="198402" calcext:value-type="float">
            <text:p>198402</text:p>
          </table:table-cell>
          <table:table-cell office:value-type="float" office:value="91474" calcext:value-type="float">
            <text:p>91474</text:p>
          </table:table-cell>
          <table:table-cell office:value-type="float" office:value="46418" calcext:value-type="float">
            <text:p>46418</text:p>
          </table:table-cell>
          <table:table-cell office:value-type="float" office:value="25305" calcext:value-type="float">
            <text:p>25305</text:p>
          </table:table-cell>
          <table:table-cell office:value-type="float" office:value="12908" calcext:value-type="float">
            <text:p>12908</text:p>
          </table:table-cell>
          <table:table-cell office:value-type="float" office:value="14591" calcext:value-type="float">
            <text:p>14591</text:p>
          </table:table-cell>
          <table:table-cell table:style-name="ce8" office:value-type="float" office:value="24544" calcext:value-type="float">
            <text:p>24544</text:p>
          </table:table-cell>
        </table:table-row>
        <table:table-row table:style-name="ro1">
          <table:table-cell table:number-columns-repeated="3"/>
          <table:table-cell table:style-name="ce3" office:value-type="float" office:value="198529" calcext:value-type="float">
            <text:p>198529</text:p>
          </table:table-cell>
          <table:table-cell office:value-type="float" office:value="90369" calcext:value-type="float">
            <text:p>90369</text:p>
          </table:table-cell>
          <table:table-cell office:value-type="float" office:value="46327" calcext:value-type="float">
            <text:p>46327</text:p>
          </table:table-cell>
          <table:table-cell office:value-type="float" office:value="23834" calcext:value-type="float">
            <text:p>23834</text:p>
          </table:table-cell>
          <table:table-cell office:value-type="float" office:value="12908" calcext:value-type="float">
            <text:p>12908</text:p>
          </table:table-cell>
          <table:table-cell office:value-type="float" office:value="13624" calcext:value-type="float">
            <text:p>13624</text:p>
          </table:table-cell>
          <table:table-cell table:style-name="ce8" office:value-type="float" office:value="24868" calcext:value-type="float">
            <text:p>24868</text:p>
          </table:table-cell>
        </table:table-row>
        <table:table-row table:style-name="ro1">
          <table:table-cell table:number-columns-repeated="3"/>
          <table:table-cell table:style-name="ce3" office:value-type="float" office:value="198462" calcext:value-type="float">
            <text:p>198462</text:p>
          </table:table-cell>
          <table:table-cell office:value-type="float" office:value="90788" calcext:value-type="float">
            <text:p>90788</text:p>
          </table:table-cell>
          <table:table-cell office:value-type="float" office:value="46244" calcext:value-type="float">
            <text:p>46244</text:p>
          </table:table-cell>
          <table:table-cell office:value-type="float" office:value="24001" calcext:value-type="float">
            <text:p>24001</text:p>
          </table:table-cell>
          <table:table-cell office:value-type="float" office:value="12853" calcext:value-type="float">
            <text:p>12853</text:p>
          </table:table-cell>
          <table:table-cell office:value-type="float" office:value="13743" calcext:value-type="float">
            <text:p>13743</text:p>
          </table:table-cell>
          <table:table-cell table:style-name="ce8" office:value-type="float" office:value="24452" calcext:value-type="float">
            <text:p>24452</text:p>
          </table:table-cell>
        </table:table-row>
        <table:table-row table:style-name="ro1">
          <table:table-cell table:number-columns-repeated="3"/>
          <table:table-cell table:style-name="ce3" office:value-type="float" office:value="197991" calcext:value-type="float">
            <text:p>197991</text:p>
          </table:table-cell>
          <table:table-cell office:value-type="float" office:value="90645" calcext:value-type="float">
            <text:p>90645</text:p>
          </table:table-cell>
          <table:table-cell office:value-type="float" office:value="46814" calcext:value-type="float">
            <text:p>46814</text:p>
          </table:table-cell>
          <table:table-cell office:value-type="float" office:value="23994" calcext:value-type="float">
            <text:p>23994</text:p>
          </table:table-cell>
          <table:table-cell office:value-type="float" office:value="13073" calcext:value-type="float">
            <text:p>13073</text:p>
          </table:table-cell>
          <table:table-cell office:value-type="float" office:value="13975" calcext:value-type="float">
            <text:p>13975</text:p>
          </table:table-cell>
          <table:table-cell table:style-name="ce8" office:value-type="float" office:value="25996" calcext:value-type="float">
            <text:p>25996</text:p>
          </table:table-cell>
        </table:table-row>
        <table:table-row table:style-name="ro1">
          <table:table-cell table:number-columns-repeated="3"/>
          <table:table-cell table:style-name="ce4" office:value-type="float" office:value="198353" calcext:value-type="float">
            <text:p>198353</text:p>
          </table:table-cell>
          <table:table-cell table:style-name="ce6" office:value-type="float" office:value="93056" calcext:value-type="float">
            <text:p>93056</text:p>
          </table:table-cell>
          <table:table-cell table:style-name="ce6" office:value-type="float" office:value="46174" calcext:value-type="float">
            <text:p>46174</text:p>
          </table:table-cell>
          <table:table-cell table:style-name="ce6" office:value-type="float" office:value="23858" calcext:value-type="float">
            <text:p>23858</text:p>
          </table:table-cell>
          <table:table-cell table:style-name="ce6" office:value-type="float" office:value="12880" calcext:value-type="float">
            <text:p>12880</text:p>
          </table:table-cell>
          <table:table-cell table:style-name="ce6" office:value-type="float" office:value="13660" calcext:value-type="float">
            <text:p>13660</text:p>
          </table:table-cell>
          <table:table-cell table:style-name="ce9" office:value-type="float" office:value="24059" calcext:value-type="float">
            <text:p>24059</text:p>
          </table:table-cell>
        </table:table-row>
        <table:table-row table:style-name="ro1">
          <table:table-cell/>
          <table:table-cell office:value-type="string" calcext:value-type="string">
            <text:p>N = 512</text:p>
          </table:table-cell>
          <table:table-cell office:value-type="string" calcext:value-type="string">
            <text:p>mean</text:p>
          </table:table-cell>
          <table:table-cell table:formula="of:=AVERAGE([.D19:.D23])" office:value-type="float" office:value="43203.4" calcext:value-type="float">
            <text:p>43203.4</text:p>
          </table:table-cell>
          <table:table-cell table:formula="of:=AVERAGE([.E19:.E23])" office:value-type="float" office:value="19307.4" calcext:value-type="float">
            <text:p>19307.4</text:p>
          </table:table-cell>
          <table:table-cell table:formula="of:=AVERAGE([.F19:.F23])" office:value-type="float" office:value="9348.6" calcext:value-type="float">
            <text:p>9348.6</text:p>
          </table:table-cell>
          <table:table-cell table:formula="of:=AVERAGE([.G19:.G23])" office:value-type="float" office:value="4995.4" calcext:value-type="float">
            <text:p>4995.4</text:p>
          </table:table-cell>
          <table:table-cell table:formula="of:=AVERAGE([.H19:.H23])" office:value-type="float" office:value="2880.8" calcext:value-type="float">
            <text:p>2880.8</text:p>
          </table:table-cell>
          <table:table-cell table:formula="of:=AVERAGE([.I19:.I23])" office:value-type="float" office:value="5653.2" calcext:value-type="float">
            <text:p>5653.2</text:p>
          </table:table-cell>
          <table:table-cell table:formula="of:=AVERAGE([.J19:.J23])" office:value-type="float" office:value="11431.6" calcext:value-type="float">
            <text:p>11431.6</text:p>
          </table:table-cell>
        </table:table-row>
        <table:table-row table:style-name="ro1">
          <table:table-cell/>
          <table:table-cell office:value-type="string" calcext:value-type="string">
            <text:p>Iter = 21130</text:p>
          </table:table-cell>
          <table:table-cell office:value-type="string" calcext:value-type="string">
            <text:p>sd</text:p>
          </table:table-cell>
          <table:table-cell table:formula="of:=STDEV([.D19:.D23])" office:value-type="float" office:value="295.036946838866" calcext:value-type="float">
            <text:p>295.0369468389</text:p>
          </table:table-cell>
          <table:table-cell table:formula="of:=STDEV([.E19:.E23])" office:value-type="float" office:value="7.76530746332687" calcext:value-type="float">
            <text:p>7.7653074633</text:p>
          </table:table-cell>
          <table:table-cell table:formula="of:=STDEV([.F19:.F23])" office:value-type="float" office:value="7.73304597167248" calcext:value-type="float">
            <text:p>7.7330459717</text:p>
          </table:table-cell>
          <table:table-cell table:formula="of:=STDEV([.G19:.G23])" office:value-type="float" office:value="20.7677634809336" calcext:value-type="float">
            <text:p>20.7677634809</text:p>
          </table:table-cell>
          <table:table-cell table:formula="of:=STDEV([.H19:.H23])" office:value-type="float" office:value="8.16700679563817" calcext:value-type="float">
            <text:p>8.1670067956</text:p>
          </table:table-cell>
          <table:table-cell table:formula="of:=STDEV([.I19:.I23])" office:value-type="float" office:value="528.542997304855" calcext:value-type="float">
            <text:p>528.5429973049</text:p>
          </table:table-cell>
          <table:table-cell table:formula="of:=STDEV([.J19:.J23])" office:value-type="float" office:value="937.282401413789" calcext:value-type="float">
            <text:p>937.2824014138</text:p>
          </table:table-cell>
        </table:table-row>
        <table:table-row table:style-name="ro1">
          <table:table-cell/>
          <table:table-cell office:value-type="string" calcext:value-type="string">
            <text:p>N = 768</text:p>
          </table:table-cell>
          <table:table-cell office:value-type="string" calcext:value-type="string">
            <text:p>mean</text:p>
          </table:table-cell>
          <table:table-cell table:formula="of:=AVERAGE([.D24:.D28])" office:value-type="float" office:value="198347.4" calcext:value-type="float">
            <text:p>198347.4</text:p>
          </table:table-cell>
          <table:table-cell table:formula="of:=AVERAGE([.E24:.E28])" office:value-type="float" office:value="91266.4" calcext:value-type="float">
            <text:p>91266.4</text:p>
          </table:table-cell>
          <table:table-cell table:formula="of:=AVERAGE([.F24:.F28])" office:value-type="float" office:value="46395.4" calcext:value-type="float">
            <text:p>46395.4</text:p>
          </table:table-cell>
          <table:table-cell table:formula="of:=AVERAGE([.G24:.G28])" office:value-type="float" office:value="24198.4" calcext:value-type="float">
            <text:p>24198.4</text:p>
          </table:table-cell>
          <table:table-cell table:formula="of:=AVERAGE([.H24:.H28])" office:value-type="float" office:value="12924.4" calcext:value-type="float">
            <text:p>12924.4</text:p>
          </table:table-cell>
          <table:table-cell table:formula="of:=AVERAGE([.I24:.I28])" office:value-type="float" office:value="13918.6" calcext:value-type="float">
            <text:p>13918.6</text:p>
          </table:table-cell>
          <table:table-cell table:formula="of:=AVERAGE([.J24:.J28])" office:value-type="float" office:value="24783.8" calcext:value-type="float">
            <text:p>24783.8</text:p>
          </table:table-cell>
        </table:table-row>
        <table:table-row table:style-name="ro1">
          <table:table-cell/>
          <table:table-cell office:value-type="string" calcext:value-type="string">
            <text:p>Iter=47482</text:p>
          </table:table-cell>
          <table:table-cell office:value-type="string" calcext:value-type="string">
            <text:p>sd</text:p>
          </table:table-cell>
          <table:table-cell table:formula="of:=STDEV([.D24:.D28])" office:value-type="float" office:value="209.848278525224" calcext:value-type="float">
            <text:p>209.8482785252</text:p>
          </table:table-cell>
          <table:table-cell table:formula="of:=STDEV([.E24:.E28])" office:value-type="float" office:value="1080.05754476324" calcext:value-type="float">
            <text:p>1080.0575447632</text:p>
          </table:table-cell>
          <table:table-cell table:formula="of:=STDEV([.F24:.F28])" office:value-type="float" office:value="251.174839504278" calcext:value-type="float">
            <text:p>251.1748395043</text:p>
          </table:table-cell>
          <table:table-cell table:formula="of:=STDEV([.G24:.G28])" office:value-type="float" office:value="623.291504835418" calcext:value-type="float">
            <text:p>623.2915048354</text:p>
          </table:table-cell>
          <table:table-cell table:formula="of:=STDEV([.H24:.H28])" office:value-type="float" office:value="86.1527712845037" calcext:value-type="float">
            <text:p>86.1527712845</text:p>
          </table:table-cell>
          <table:table-cell table:formula="of:=STDEV([.I24:.I28])" office:value-type="float" office:value="399.937870174856" calcext:value-type="float">
            <text:p>399.9378701749</text:p>
          </table:table-cell>
          <table:table-cell table:formula="of:=STDEV([.J24:.J28])" office:value-type="float" office:value="736.452442456402" calcext:value-type="float">
            <text:p>736.452442456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With minibatch=64</text:p>
          </table:table-cell>
          <table:table-cell table:number-columns-repeated="2"/>
          <table:table-cell table:style-name="ce2" office:value-type="float" office:value="43102" calcext:value-type="float">
            <text:p>43102</text:p>
          </table:table-cell>
          <table:table-cell table:style-name="ce5" office:value-type="float" office:value="19275" calcext:value-type="float">
            <text:p>19275</text:p>
          </table:table-cell>
          <table:table-cell table:style-name="ce5" office:value-type="float" office:value="9301" calcext:value-type="float">
            <text:p>9301</text:p>
          </table:table-cell>
          <table:table-cell table:style-name="ce5" office:value-type="float" office:value="5132" calcext:value-type="float">
            <text:p>5132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1458" calcext:value-type="float">
            <text:p>1458</text:p>
          </table:table-cell>
          <table:table-cell table:style-name="ce7" office:value-type="float" office:value="3452" calcext:value-type="float">
            <text:p>3452</text:p>
          </table:table-cell>
        </table:table-row>
        <table:table-row table:style-name="ro1">
          <table:table-cell table:number-columns-repeated="3"/>
          <table:table-cell table:style-name="ce3" office:value-type="float" office:value="43058" calcext:value-type="float">
            <text:p>43058</text:p>
          </table:table-cell>
          <table:table-cell office:value-type="float" office:value="19144" calcext:value-type="float">
            <text:p>19144</text:p>
          </table:table-cell>
          <table:table-cell office:value-type="float" office:value="9269" calcext:value-type="float">
            <text:p>9269</text:p>
          </table:table-cell>
          <table:table-cell office:value-type="float" office:value="4944" calcext:value-type="float">
            <text:p>4944</text:p>
          </table:table-cell>
          <table:table-cell office:value-type="float" office:value="2629" calcext:value-type="float">
            <text:p>2629</text:p>
          </table:table-cell>
          <table:table-cell office:value-type="float" office:value="1490" calcext:value-type="float">
            <text:p>1490</text:p>
          </table:table-cell>
          <table:table-cell table:style-name="ce8" office:value-type="float" office:value="3172" calcext:value-type="float">
            <text:p>3172</text:p>
          </table:table-cell>
        </table:table-row>
        <table:table-row table:style-name="ro1">
          <table:table-cell table:number-columns-repeated="3"/>
          <table:table-cell table:style-name="ce3" office:value-type="float" office:value="43730" calcext:value-type="float">
            <text:p>43730</text:p>
          </table:table-cell>
          <table:table-cell office:value-type="float" office:value="19236" calcext:value-type="float">
            <text:p>19236</text:p>
          </table:table-cell>
          <table:table-cell office:value-type="float" office:value="9271" calcext:value-type="float">
            <text:p>9271</text:p>
          </table:table-cell>
          <table:table-cell office:value-type="float" office:value="4883" calcext:value-type="float">
            <text:p>4883</text:p>
          </table:table-cell>
          <table:table-cell office:value-type="float" office:value="2610" calcext:value-type="float">
            <text:p>2610</text:p>
          </table:table-cell>
          <table:table-cell office:value-type="float" office:value="1527" calcext:value-type="float">
            <text:p>1527</text:p>
          </table:table-cell>
          <table:table-cell table:style-name="ce8" office:value-type="float" office:value="3133" calcext:value-type="float">
            <text:p>3133</text:p>
          </table:table-cell>
        </table:table-row>
        <table:table-row table:style-name="ro1">
          <table:table-cell table:number-columns-repeated="3"/>
          <table:table-cell table:style-name="ce3" office:value-type="float" office:value="43051" calcext:value-type="float">
            <text:p>43051</text:p>
          </table:table-cell>
          <table:table-cell office:value-type="float" office:value="19273" calcext:value-type="float">
            <text:p>19273</text:p>
          </table:table-cell>
          <table:table-cell office:value-type="float" office:value="9266" calcext:value-type="float">
            <text:p>9266</text:p>
          </table:table-cell>
          <table:table-cell office:value-type="float" office:value="4876" calcext:value-type="float">
            <text:p>4876</text:p>
          </table:table-cell>
          <table:table-cell office:value-type="float" office:value="2618" calcext:value-type="float">
            <text:p>2618</text:p>
          </table:table-cell>
          <table:table-cell office:value-type="float" office:value="1480" calcext:value-type="float">
            <text:p>1480</text:p>
          </table:table-cell>
          <table:table-cell table:style-name="ce8" office:value-type="float" office:value="3421" calcext:value-type="float">
            <text:p>3421</text:p>
          </table:table-cell>
        </table:table-row>
        <table:table-row table:style-name="ro1">
          <table:table-cell table:number-columns-repeated="3"/>
          <table:table-cell table:style-name="ce3" office:value-type="float" office:value="43076" calcext:value-type="float">
            <text:p>43076</text:p>
          </table:table-cell>
          <table:table-cell office:value-type="float" office:value="19287" calcext:value-type="float">
            <text:p>19287</text:p>
          </table:table-cell>
          <table:table-cell office:value-type="float" office:value="9248" calcext:value-type="float">
            <text:p>9248</text:p>
          </table:table-cell>
          <table:table-cell office:value-type="float" office:value="4882" calcext:value-type="float">
            <text:p>4882</text:p>
          </table:table-cell>
          <table:table-cell office:value-type="float" office:value="2622" calcext:value-type="float">
            <text:p>2622</text:p>
          </table:table-cell>
          <table:table-cell office:value-type="float" office:value="1503" calcext:value-type="float">
            <text:p>1503</text:p>
          </table:table-cell>
          <table:table-cell table:style-name="ce8" office:value-type="float" office:value="3139" calcext:value-type="float">
            <text:p>3139</text:p>
          </table:table-cell>
        </table:table-row>
        <table:table-row table:style-name="ro1">
          <table:table-cell table:number-columns-repeated="3"/>
          <table:table-cell table:style-name="ce3" office:value-type="float" office:value="198402" calcext:value-type="float">
            <text:p>198402</text:p>
          </table:table-cell>
          <table:table-cell office:value-type="float" office:value="89941" calcext:value-type="float">
            <text:p>89941</text:p>
          </table:table-cell>
          <table:table-cell office:value-type="float" office:value="45672" calcext:value-type="float">
            <text:p>45672</text:p>
          </table:table-cell>
          <table:table-cell office:value-type="float" office:value="23541" calcext:value-type="float">
            <text:p>23541</text:p>
          </table:table-cell>
          <table:table-cell office:value-type="float" office:value="12288" calcext:value-type="float">
            <text:p>12288</text:p>
          </table:table-cell>
          <table:table-cell office:value-type="float" office:value="8640" calcext:value-type="float">
            <text:p>8640</text:p>
          </table:table-cell>
          <table:table-cell table:style-name="ce8" office:value-type="float" office:value="6415" calcext:value-type="float">
            <text:p>6415</text:p>
          </table:table-cell>
        </table:table-row>
        <table:table-row table:style-name="ro1">
          <table:table-cell table:number-columns-repeated="3"/>
          <table:table-cell table:style-name="ce3" office:value-type="float" office:value="198529" calcext:value-type="float">
            <text:p>198529</text:p>
          </table:table-cell>
          <table:table-cell office:value-type="float" office:value="94689" calcext:value-type="float">
            <text:p>94689</text:p>
          </table:table-cell>
          <table:table-cell office:value-type="float" office:value="45677" calcext:value-type="float">
            <text:p>45677</text:p>
          </table:table-cell>
          <table:table-cell office:value-type="float" office:value="23392" calcext:value-type="float">
            <text:p>23392</text:p>
          </table:table-cell>
          <table:table-cell office:value-type="float" office:value="12311" calcext:value-type="float">
            <text:p>12311</text:p>
          </table:table-cell>
          <table:table-cell office:value-type="float" office:value="6980" calcext:value-type="float">
            <text:p>6980</text:p>
          </table:table-cell>
          <table:table-cell table:style-name="ce8" office:value-type="float" office:value="6366" calcext:value-type="float">
            <text:p>6366</text:p>
          </table:table-cell>
        </table:table-row>
        <table:table-row table:style-name="ro1">
          <table:table-cell table:number-columns-repeated="3"/>
          <table:table-cell table:style-name="ce3" office:value-type="float" office:value="198462" calcext:value-type="float">
            <text:p>198462</text:p>
          </table:table-cell>
          <table:table-cell office:value-type="float" office:value="90514" calcext:value-type="float">
            <text:p>90514</text:p>
          </table:table-cell>
          <table:table-cell office:value-type="float" office:value="45621" calcext:value-type="float">
            <text:p>45621</text:p>
          </table:table-cell>
          <table:table-cell office:value-type="float" office:value="23425" calcext:value-type="float">
            <text:p>23425</text:p>
          </table:table-cell>
          <table:table-cell office:value-type="float" office:value="12319" calcext:value-type="float">
            <text:p>12319</text:p>
          </table:table-cell>
          <table:table-cell office:value-type="float" office:value="7113" calcext:value-type="float">
            <text:p>7113</text:p>
          </table:table-cell>
          <table:table-cell table:style-name="ce8" office:value-type="float" office:value="6398" calcext:value-type="float">
            <text:p>6398</text:p>
          </table:table-cell>
        </table:table-row>
        <table:table-row table:style-name="ro1">
          <table:table-cell table:number-columns-repeated="3"/>
          <table:table-cell table:style-name="ce3" office:value-type="float" office:value="197991" calcext:value-type="float">
            <text:p>197991</text:p>
          </table:table-cell>
          <table:table-cell office:value-type="float" office:value="89059" calcext:value-type="float">
            <text:p>89059</text:p>
          </table:table-cell>
          <table:table-cell office:value-type="float" office:value="45679" calcext:value-type="float">
            <text:p>45679</text:p>
          </table:table-cell>
          <table:table-cell office:value-type="float" office:value="23360" calcext:value-type="float">
            <text:p>23360</text:p>
          </table:table-cell>
          <table:table-cell office:value-type="float" office:value="12282" calcext:value-type="float">
            <text:p>12282</text:p>
          </table:table-cell>
          <table:table-cell office:value-type="float" office:value="6534" calcext:value-type="float">
            <text:p>6534</text:p>
          </table:table-cell>
          <table:table-cell table:style-name="ce8" office:value-type="float" office:value="6401" calcext:value-type="float">
            <text:p>6401</text:p>
          </table:table-cell>
        </table:table-row>
        <table:table-row table:style-name="ro1">
          <table:table-cell table:number-columns-repeated="3"/>
          <table:table-cell table:style-name="ce4" office:value-type="float" office:value="198353" calcext:value-type="float">
            <text:p>198353</text:p>
          </table:table-cell>
          <table:table-cell table:style-name="ce6" office:value-type="float" office:value="89328" calcext:value-type="float">
            <text:p>89328</text:p>
          </table:table-cell>
          <table:table-cell table:style-name="ce6" office:value-type="float" office:value="45821" calcext:value-type="float">
            <text:p>45821</text:p>
          </table:table-cell>
          <table:table-cell table:style-name="ce6" office:value-type="float" office:value="23458" calcext:value-type="float">
            <text:p>23458</text:p>
          </table:table-cell>
          <table:table-cell table:style-name="ce6" office:value-type="float" office:value="12295" calcext:value-type="float">
            <text:p>12295</text:p>
          </table:table-cell>
          <table:table-cell table:style-name="ce6" office:value-type="float" office:value="6560" calcext:value-type="float">
            <text:p>6560</text:p>
          </table:table-cell>
          <table:table-cell table:style-name="ce9" office:value-type="float" office:value="6451" calcext:value-type="float">
            <text:p>6451</text:p>
          </table:table-cell>
        </table:table-row>
        <table:table-row table:style-name="ro1">
          <table:table-cell/>
          <table:table-cell office:value-type="string" calcext:value-type="string">
            <text:p>N = 512</text:p>
          </table:table-cell>
          <table:table-cell office:value-type="string" calcext:value-type="string">
            <text:p>mean</text:p>
          </table:table-cell>
          <table:table-cell table:formula="of:=AVERAGE([.D37:.D41])" office:value-type="float" office:value="43203.4" calcext:value-type="float">
            <text:p>43203.4</text:p>
          </table:table-cell>
          <table:table-cell table:formula="of:=AVERAGE([.E37:.E41])" office:value-type="float" office:value="19243" calcext:value-type="float">
            <text:p>19243</text:p>
          </table:table-cell>
          <table:table-cell table:formula="of:=AVERAGE([.F37:.F41])" office:value-type="float" office:value="9271" calcext:value-type="float">
            <text:p>9271</text:p>
          </table:table-cell>
          <table:table-cell table:formula="of:=AVERAGE([.G37:.G41])" office:value-type="float" office:value="4943.4" calcext:value-type="float">
            <text:p>4943.4</text:p>
          </table:table-cell>
          <table:table-cell table:formula="of:=AVERAGE([.H37:.H41])" office:value-type="float" office:value="2620" calcext:value-type="float">
            <text:p>2620</text:p>
          </table:table-cell>
          <table:table-cell table:formula="of:=AVERAGE([.I37:.I41])" office:value-type="float" office:value="1491.6" calcext:value-type="float">
            <text:p>1491.6</text:p>
          </table:table-cell>
          <table:table-cell table:formula="of:=AVERAGE([.J37:.J41])" office:value-type="float" office:value="3263.4" calcext:value-type="float">
            <text:p>3263.4</text:p>
          </table:table-cell>
        </table:table-row>
        <table:table-row table:style-name="ro1">
          <table:table-cell/>
          <table:table-cell office:value-type="string" calcext:value-type="string">
            <text:p>Iter = 578</text:p>
          </table:table-cell>
          <table:table-cell office:value-type="string" calcext:value-type="string">
            <text:p>sd</text:p>
          </table:table-cell>
          <table:table-cell table:formula="of:=STDEV([.D37:.D41])" office:value-type="float" office:value="295.036946838866" calcext:value-type="float">
            <text:p>295.0369468389</text:p>
          </table:table-cell>
          <table:table-cell table:formula="of:=STDEV([.E37:.E41])" office:value-type="float" office:value="58.5448545988458" calcext:value-type="float">
            <text:p>58.5448545988</text:p>
          </table:table-cell>
          <table:table-cell table:formula="of:=STDEV([.F37:.F41])" office:value-type="float" office:value="19.0918830920368" calcext:value-type="float">
            <text:p>19.091883092</text:p>
          </table:table-cell>
          <table:table-cell table:formula="of:=STDEV([.G37:.G41])" office:value-type="float" office:value="109.008256568023" calcext:value-type="float">
            <text:p>109.008256568</text:p>
          </table:table-cell>
          <table:table-cell table:formula="of:=STDEV([.H37:.H41])" office:value-type="float" office:value="6.89202437604511" calcext:value-type="float">
            <text:p>6.892024376</text:p>
          </table:table-cell>
          <table:table-cell table:formula="of:=STDEV([.I37:.I41])" office:value-type="float" office:value="25.7351899157554" calcext:value-type="float">
            <text:p>25.7351899158</text:p>
          </table:table-cell>
          <table:table-cell table:formula="of:=STDEV([.J37:.J41])" office:value-type="float" office:value="159.092111683766" calcext:value-type="float">
            <text:p>159.0921116838</text:p>
          </table:table-cell>
        </table:table-row>
        <table:table-row table:style-name="ro1">
          <table:table-cell/>
          <table:table-cell office:value-type="string" calcext:value-type="string">
            <text:p>N = 768</text:p>
          </table:table-cell>
          <table:table-cell office:value-type="string" calcext:value-type="string">
            <text:p>mean</text:p>
          </table:table-cell>
          <table:table-cell table:formula="of:=AVERAGE([.D42:.D46])" office:value-type="float" office:value="198347.4" calcext:value-type="float">
            <text:p>198347.4</text:p>
          </table:table-cell>
          <table:table-cell table:formula="of:=AVERAGE([.E42:.E46])" office:value-type="float" office:value="90706.2" calcext:value-type="float">
            <text:p>90706.2</text:p>
          </table:table-cell>
          <table:table-cell table:formula="of:=AVERAGE([.F42:.F46])" office:value-type="float" office:value="45694" calcext:value-type="float">
            <text:p>45694</text:p>
          </table:table-cell>
          <table:table-cell table:formula="of:=AVERAGE([.G42:.G46])" office:value-type="float" office:value="23435.2" calcext:value-type="float">
            <text:p>23435.2</text:p>
          </table:table-cell>
          <table:table-cell table:formula="of:=AVERAGE([.H42:.H46])" office:value-type="float" office:value="12299" calcext:value-type="float">
            <text:p>12299</text:p>
          </table:table-cell>
          <table:table-cell table:formula="of:=AVERAGE([.I42:.I46])" office:value-type="float" office:value="7165.4" calcext:value-type="float">
            <text:p>7165.4</text:p>
          </table:table-cell>
          <table:table-cell table:formula="of:=AVERAGE([.J42:.J46])" office:value-type="float" office:value="6406.2" calcext:value-type="float">
            <text:p>6406.2</text:p>
          </table:table-cell>
        </table:table-row>
        <table:table-row table:style-name="ro1">
          <table:table-cell/>
          <table:table-cell office:value-type="string" calcext:value-type="string">
            <text:p>Iter=16</text:p>
          </table:table-cell>
          <table:table-cell office:value-type="string" calcext:value-type="string">
            <text:p>sd</text:p>
          </table:table-cell>
          <table:table-cell table:formula="of:=STDEV([.D42:.D46])" office:value-type="float" office:value="209.848278525224" calcext:value-type="float">
            <text:p>209.8482785252</text:p>
          </table:table-cell>
          <table:table-cell table:formula="of:=STDEV([.E42:.E46])" office:value-type="float" office:value="2296.62093084601" calcext:value-type="float">
            <text:p>2296.620930846</text:p>
          </table:table-cell>
          <table:table-cell table:formula="of:=STDEV([.F42:.F46])" office:value-type="float" office:value="74.9266307797168" calcext:value-type="float">
            <text:p>74.9266307797</text:p>
          </table:table-cell>
          <table:table-cell table:formula="of:=STDEV([.G42:.G46])" office:value-type="float" office:value="69.5320070183509" calcext:value-type="float">
            <text:p>69.5320070184</text:p>
          </table:table-cell>
          <table:table-cell table:formula="of:=STDEV([.H42:.H46])" office:value-type="float" office:value="15.5724115023974" calcext:value-type="float">
            <text:p>15.5724115024</text:p>
          </table:table-cell>
          <table:table-cell table:formula="of:=STDEV([.I42:.I46])" office:value-type="float" office:value="862.661463147624" calcext:value-type="float">
            <text:p>862.6614631476</text:p>
          </table:table-cell>
          <table:table-cell table:formula="of:=STDEV([.J42:.J46])" office:value-type="float" office:value="30.8009740105731" calcext:value-type="float">
            <text:p>30.800974010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With minibatch=256</text:p>
          </table:table-cell>
          <table:table-cell table:number-columns-repeated="2"/>
          <table:table-cell table:style-name="ce2" office:value-type="float" office:value="43102" calcext:value-type="float">
            <text:p>43102</text:p>
          </table:table-cell>
          <table:table-cell table:style-name="ce5" office:value-type="float" office:value="19312" calcext:value-type="float">
            <text:p>19312</text:p>
          </table:table-cell>
          <table:table-cell table:style-name="ce5" office:value-type="float" office:value="9310" calcext:value-type="float">
            <text:p>9310</text:p>
          </table:table-cell>
          <table:table-cell table:style-name="ce5" office:value-type="float" office:value="5111" calcext:value-type="float">
            <text:p>5111</text:p>
          </table:table-cell>
          <table:table-cell table:style-name="ce5" office:value-type="float" office:value="2643" calcext:value-type="float">
            <text:p>2643</text:p>
          </table:table-cell>
          <table:table-cell table:style-name="ce5" office:value-type="float" office:value="1450" calcext:value-type="float">
            <text:p>1450</text:p>
          </table:table-cell>
          <table:table-cell table:style-name="ce7" office:value-type="float" office:value="2979" calcext:value-type="float">
            <text:p>2979</text:p>
          </table:table-cell>
        </table:table-row>
        <table:table-row table:style-name="ro1">
          <table:table-cell table:number-columns-repeated="3"/>
          <table:table-cell table:style-name="ce3" office:value-type="float" office:value="43058" calcext:value-type="float">
            <text:p>43058</text:p>
          </table:table-cell>
          <table:table-cell office:value-type="float" office:value="19157" calcext:value-type="float">
            <text:p>19157</text:p>
          </table:table-cell>
          <table:table-cell office:value-type="float" office:value="9266" calcext:value-type="float">
            <text:p>9266</text:p>
          </table:table-cell>
          <table:table-cell office:value-type="float" office:value="4978" calcext:value-type="float">
            <text:p>4978</text:p>
          </table:table-cell>
          <table:table-cell office:value-type="float" office:value="2600" calcext:value-type="float">
            <text:p>2600</text:p>
          </table:table-cell>
          <table:table-cell office:value-type="float" office:value="1534" calcext:value-type="float">
            <text:p>1534</text:p>
          </table:table-cell>
          <table:table-cell table:style-name="ce8" office:value-type="float" office:value="2992" calcext:value-type="float">
            <text:p>2992</text:p>
          </table:table-cell>
        </table:table-row>
        <table:table-row table:style-name="ro1">
          <table:table-cell table:number-columns-repeated="3"/>
          <table:table-cell table:style-name="ce3" office:value-type="float" office:value="43730" calcext:value-type="float">
            <text:p>43730</text:p>
          </table:table-cell>
          <table:table-cell office:value-type="float" office:value="19149" calcext:value-type="float">
            <text:p>19149</text:p>
          </table:table-cell>
          <table:table-cell office:value-type="float" office:value="9269" calcext:value-type="float">
            <text:p>9269</text:p>
          </table:table-cell>
          <table:table-cell office:value-type="float" office:value="4946" calcext:value-type="float">
            <text:p>4946</text:p>
          </table:table-cell>
          <table:table-cell office:value-type="float" office:value="2594" calcext:value-type="float">
            <text:p>2594</text:p>
          </table:table-cell>
          <table:table-cell office:value-type="float" office:value="1435" calcext:value-type="float">
            <text:p>1435</text:p>
          </table:table-cell>
          <table:table-cell table:style-name="ce8" office:value-type="float" office:value="2993" calcext:value-type="float">
            <text:p>2993</text:p>
          </table:table-cell>
        </table:table-row>
        <table:table-row table:style-name="ro1">
          <table:table-cell table:number-columns-repeated="3"/>
          <table:table-cell table:style-name="ce3" office:value-type="float" office:value="43051" calcext:value-type="float">
            <text:p>43051</text:p>
          </table:table-cell>
          <table:table-cell office:value-type="float" office:value="19330" calcext:value-type="float">
            <text:p>19330</text:p>
          </table:table-cell>
          <table:table-cell office:value-type="float" office:value="9268" calcext:value-type="float">
            <text:p>9268</text:p>
          </table:table-cell>
          <table:table-cell office:value-type="float" office:value="4893" calcext:value-type="float">
            <text:p>4893</text:p>
          </table:table-cell>
          <table:table-cell office:value-type="float" office:value="2598" calcext:value-type="float">
            <text:p>2598</text:p>
          </table:table-cell>
          <table:table-cell office:value-type="float" office:value="1485" calcext:value-type="float">
            <text:p>1485</text:p>
          </table:table-cell>
          <table:table-cell table:style-name="ce8" office:value-type="float" office:value="3034" calcext:value-type="float">
            <text:p>3034</text:p>
          </table:table-cell>
        </table:table-row>
        <table:table-row table:style-name="ro1">
          <table:table-cell table:number-columns-repeated="3"/>
          <table:table-cell table:style-name="ce3" office:value-type="float" office:value="43076" calcext:value-type="float">
            <text:p>43076</text:p>
          </table:table-cell>
          <table:table-cell office:value-type="float" office:value="19188" calcext:value-type="float">
            <text:p>19188</text:p>
          </table:table-cell>
          <table:table-cell office:value-type="float" office:value="9266" calcext:value-type="float">
            <text:p>9266</text:p>
          </table:table-cell>
          <table:table-cell office:value-type="float" office:value="4938" calcext:value-type="float">
            <text:p>4938</text:p>
          </table:table-cell>
          <table:table-cell office:value-type="float" office:value="2597" calcext:value-type="float">
            <text:p>2597</text:p>
          </table:table-cell>
          <table:table-cell office:value-type="float" office:value="1447" calcext:value-type="float">
            <text:p>1447</text:p>
          </table:table-cell>
          <table:table-cell table:style-name="ce8" office:value-type="float" office:value="3087" calcext:value-type="float">
            <text:p>3087</text:p>
          </table:table-cell>
        </table:table-row>
        <table:table-row table:style-name="ro1">
          <table:table-cell table:number-columns-repeated="3"/>
          <table:table-cell table:style-name="ce3" office:value-type="float" office:value="198402" calcext:value-type="float">
            <text:p>198402</text:p>
          </table:table-cell>
          <table:table-cell office:value-type="float" office:value="94201" calcext:value-type="float">
            <text:p>94201</text:p>
          </table:table-cell>
          <table:table-cell office:value-type="float" office:value="45760" calcext:value-type="float">
            <text:p>45760</text:p>
          </table:table-cell>
          <table:table-cell office:value-type="float" office:value="23749" calcext:value-type="float">
            <text:p>23749</text:p>
          </table:table-cell>
          <table:table-cell office:value-type="float" office:value="12716" calcext:value-type="float">
            <text:p>12716</text:p>
          </table:table-cell>
          <table:table-cell office:value-type="float" office:value="6494" calcext:value-type="float">
            <text:p>6494</text:p>
          </table:table-cell>
          <table:table-cell table:style-name="ce8" office:value-type="float" office:value="4779" calcext:value-type="float">
            <text:p>4779</text:p>
          </table:table-cell>
        </table:table-row>
        <table:table-row table:style-name="ro1">
          <table:table-cell table:number-columns-repeated="3"/>
          <table:table-cell table:style-name="ce3" office:value-type="float" office:value="198529" calcext:value-type="float">
            <text:p>198529</text:p>
          </table:table-cell>
          <table:table-cell office:value-type="float" office:value="89918" calcext:value-type="float">
            <text:p>89918</text:p>
          </table:table-cell>
          <table:table-cell office:value-type="float" office:value="45841" calcext:value-type="float">
            <text:p>45841</text:p>
          </table:table-cell>
          <table:table-cell office:value-type="float" office:value="23561" calcext:value-type="float">
            <text:p>23561</text:p>
          </table:table-cell>
          <table:table-cell office:value-type="float" office:value="12843" calcext:value-type="float">
            <text:p>12843</text:p>
          </table:table-cell>
          <table:table-cell office:value-type="float" office:value="6516" calcext:value-type="float">
            <text:p>6516</text:p>
          </table:table-cell>
          <table:table-cell table:style-name="ce8" office:value-type="float" office:value="5019" calcext:value-type="float">
            <text:p>5019</text:p>
          </table:table-cell>
        </table:table-row>
        <table:table-row table:style-name="ro1">
          <table:table-cell table:number-columns-repeated="3"/>
          <table:table-cell table:style-name="ce3" office:value-type="float" office:value="198462" calcext:value-type="float">
            <text:p>198462</text:p>
          </table:table-cell>
          <table:table-cell office:value-type="float" office:value="95724" calcext:value-type="float">
            <text:p>95724</text:p>
          </table:table-cell>
          <table:table-cell office:value-type="float" office:value="45685" calcext:value-type="float">
            <text:p>45685</text:p>
          </table:table-cell>
          <table:table-cell office:value-type="float" office:value="23498" calcext:value-type="float">
            <text:p>23498</text:p>
          </table:table-cell>
          <table:table-cell office:value-type="float" office:value="12327" calcext:value-type="float">
            <text:p>12327</text:p>
          </table:table-cell>
          <table:table-cell office:value-type="float" office:value="6533" calcext:value-type="float">
            <text:p>6533</text:p>
          </table:table-cell>
          <table:table-cell table:style-name="ce8" office:value-type="float" office:value="4698" calcext:value-type="float">
            <text:p>4698</text:p>
          </table:table-cell>
        </table:table-row>
        <table:table-row table:style-name="ro1">
          <table:table-cell table:number-columns-repeated="3"/>
          <table:table-cell table:style-name="ce3" office:value-type="float" office:value="197991" calcext:value-type="float">
            <text:p>197991</text:p>
          </table:table-cell>
          <table:table-cell office:value-type="float" office:value="89960" calcext:value-type="float">
            <text:p>89960</text:p>
          </table:table-cell>
          <table:table-cell office:value-type="float" office:value="45882" calcext:value-type="float">
            <text:p>45882</text:p>
          </table:table-cell>
          <table:table-cell office:value-type="float" office:value="23558" calcext:value-type="float">
            <text:p>23558</text:p>
          </table:table-cell>
          <table:table-cell office:value-type="float" office:value="12332" calcext:value-type="float">
            <text:p>12332</text:p>
          </table:table-cell>
          <table:table-cell office:value-type="float" office:value="6524" calcext:value-type="float">
            <text:p>6524</text:p>
          </table:table-cell>
          <table:table-cell table:style-name="ce8" office:value-type="float" office:value="4657" calcext:value-type="float">
            <text:p>4657</text:p>
          </table:table-cell>
        </table:table-row>
        <table:table-row table:style-name="ro1">
          <table:table-cell table:number-columns-repeated="3"/>
          <table:table-cell table:style-name="ce4" office:value-type="float" office:value="198353" calcext:value-type="float">
            <text:p>198353</text:p>
          </table:table-cell>
          <table:table-cell table:style-name="ce6" office:value-type="float" office:value="89467" calcext:value-type="float">
            <text:p>89467</text:p>
          </table:table-cell>
          <table:table-cell table:style-name="ce6" office:value-type="float" office:value="45853" calcext:value-type="float">
            <text:p>45853</text:p>
          </table:table-cell>
          <table:table-cell table:style-name="ce6" office:value-type="float" office:value="23617" calcext:value-type="float">
            <text:p>23617</text:p>
          </table:table-cell>
          <table:table-cell table:style-name="ce6" office:value-type="float" office:value="12528" calcext:value-type="float">
            <text:p>12528</text:p>
          </table:table-cell>
          <table:table-cell table:style-name="ce6" office:value-type="float" office:value="6542" calcext:value-type="float">
            <text:p>6542</text:p>
          </table:table-cell>
          <table:table-cell table:style-name="ce9" office:value-type="float" office:value="4752" calcext:value-type="float">
            <text:p>4752</text:p>
          </table:table-cell>
        </table:table-row>
        <table:table-row table:style-name="ro1">
          <table:table-cell/>
          <table:table-cell office:value-type="string" calcext:value-type="string">
            <text:p>N = 512</text:p>
          </table:table-cell>
          <table:table-cell office:value-type="string" calcext:value-type="string">
            <text:p>mean</text:p>
          </table:table-cell>
          <table:table-cell table:formula="of:=AVERAGE([.D54:.D58])" office:value-type="float" office:value="43203.4" calcext:value-type="float">
            <text:p>43203.4</text:p>
          </table:table-cell>
          <table:table-cell table:formula="of:=AVERAGE([.E54:.E58])" office:value-type="float" office:value="19227.2" calcext:value-type="float">
            <text:p>19227.2</text:p>
          </table:table-cell>
          <table:table-cell table:formula="of:=AVERAGE([.F54:.F58])" office:value-type="float" office:value="9275.8" calcext:value-type="float">
            <text:p>9275.8</text:p>
          </table:table-cell>
          <table:table-cell table:formula="of:=AVERAGE([.G54:.G58])" office:value-type="float" office:value="4973.2" calcext:value-type="float">
            <text:p>4973.2</text:p>
          </table:table-cell>
          <table:table-cell table:formula="of:=AVERAGE([.H54:.H58])" office:value-type="float" office:value="2606.4" calcext:value-type="float">
            <text:p>2606.4</text:p>
          </table:table-cell>
          <table:table-cell table:formula="of:=AVERAGE([.I54:.I58])" office:value-type="float" office:value="1470.2" calcext:value-type="float">
            <text:p>1470.2</text:p>
          </table:table-cell>
          <table:table-cell table:formula="of:=AVERAGE([.J54:.J58])" office:value-type="float" office:value="3017" calcext:value-type="float">
            <text:p>3017</text:p>
          </table:table-cell>
        </table:table-row>
        <table:table-row table:style-name="ro1">
          <table:table-cell/>
          <table:table-cell office:value-type="string" calcext:value-type="string">
            <text:p>Iter = 578</text:p>
          </table:table-cell>
          <table:table-cell office:value-type="string" calcext:value-type="string">
            <text:p>sd</text:p>
          </table:table-cell>
          <table:table-cell table:formula="of:=STDEV([.D54:.D58])" office:value-type="float" office:value="295.036946838866" calcext:value-type="float">
            <text:p>295.0369468389</text:p>
          </table:table-cell>
          <table:table-cell table:formula="of:=STDEV([.E54:.E58])" office:value-type="float" office:value="87.0901831436816" calcext:value-type="float">
            <text:p>87.0901831437</text:p>
          </table:table-cell>
          <table:table-cell table:formula="of:=STDEV([.F54:.F58])" office:value-type="float" office:value="19.1624633072056" calcext:value-type="float">
            <text:p>19.1624633072</text:p>
          </table:table-cell>
          <table:table-cell table:formula="of:=STDEV([.G54:.G58])" office:value-type="float" office:value="82.799154585056" calcext:value-type="float">
            <text:p>82.7991545851</text:p>
          </table:table-cell>
          <table:table-cell table:formula="of:=STDEV([.H54:.H58])" office:value-type="float" office:value="20.574255758107" calcext:value-type="float">
            <text:p>20.5742557581</text:p>
          </table:table-cell>
          <table:table-cell table:formula="of:=STDEV([.I54:.I58])" office:value-type="float" office:value="40.2330709740134" calcext:value-type="float">
            <text:p>40.233070974</text:p>
          </table:table-cell>
          <table:table-cell table:formula="of:=STDEV([.J54:.J58])" office:value-type="float" office:value="44.2549432267176" calcext:value-type="float">
            <text:p>44.2549432267</text:p>
          </table:table-cell>
        </table:table-row>
        <table:table-row table:style-name="ro1">
          <table:table-cell/>
          <table:table-cell office:value-type="string" calcext:value-type="string">
            <text:p>N = 768</text:p>
          </table:table-cell>
          <table:table-cell office:value-type="string" calcext:value-type="string">
            <text:p>mean</text:p>
          </table:table-cell>
          <table:table-cell table:formula="of:=AVERAGE([.D59:.D63])" office:value-type="float" office:value="198347.4" calcext:value-type="float">
            <text:p>198347.4</text:p>
          </table:table-cell>
          <table:table-cell table:formula="of:=AVERAGE([.E59:.E63])" office:value-type="float" office:value="91854" calcext:value-type="float">
            <text:p>91854</text:p>
          </table:table-cell>
          <table:table-cell table:formula="of:=AVERAGE([.F59:.F63])" office:value-type="float" office:value="45804.2" calcext:value-type="float">
            <text:p>45804.2</text:p>
          </table:table-cell>
          <table:table-cell table:formula="of:=AVERAGE([.G59:.G63])" office:value-type="float" office:value="23596.6" calcext:value-type="float">
            <text:p>23596.6</text:p>
          </table:table-cell>
          <table:table-cell table:formula="of:=AVERAGE([.H59:.H63])" office:value-type="float" office:value="12549.2" calcext:value-type="float">
            <text:p>12549.2</text:p>
          </table:table-cell>
          <table:table-cell table:formula="of:=AVERAGE([.I59:.I63])" office:value-type="float" office:value="6521.8" calcext:value-type="float">
            <text:p>6521.8</text:p>
          </table:table-cell>
          <table:table-cell table:formula="of:=AVERAGE([.J59:.J63])" office:value-type="float" office:value="4781" calcext:value-type="float">
            <text:p>4781</text:p>
          </table:table-cell>
        </table:table-row>
        <table:table-row table:style-name="ro1">
          <table:table-cell/>
          <table:table-cell office:value-type="string" calcext:value-type="string">
            <text:p>Iter=16</text:p>
          </table:table-cell>
          <table:table-cell office:value-type="string" calcext:value-type="string">
            <text:p>sd</text:p>
          </table:table-cell>
          <table:table-cell table:formula="of:=STDEV([.D59:.D63])" office:value-type="float" office:value="209.848278525224" calcext:value-type="float">
            <text:p>209.8482785252</text:p>
          </table:table-cell>
          <table:table-cell table:formula="of:=STDEV([.E59:.E63])" office:value-type="float" office:value="2894.75430736358" calcext:value-type="float">
            <text:p>2894.7543073636</text:p>
          </table:table-cell>
          <table:table-cell table:formula="of:=STDEV([.F59:.F63])" office:value-type="float" office:value="80.546260000077" calcext:value-type="float">
            <text:p>80.5462600001</text:p>
          </table:table-cell>
          <table:table-cell table:formula="of:=STDEV([.G59:.G63])" office:value-type="float" office:value="95.027890642695" calcext:value-type="float">
            <text:p>95.0278906427</text:p>
          </table:table-cell>
          <table:table-cell table:formula="of:=STDEV([.H59:.H63])" office:value-type="float" office:value="229.749211097666" calcext:value-type="float">
            <text:p>229.7492110977</text:p>
          </table:table-cell>
          <table:table-cell table:formula="of:=STDEV([.I59:.I63])" office:value-type="float" office:value="18.3357574154983" calcext:value-type="float">
            <text:p>18.3357574155</text:p>
          </table:table-cell>
          <table:table-cell table:formula="of:=STDEV([.J59:.J63])" office:value-type="float" office:value="141.203753491187" calcext:value-type="float">
            <text:p>141.2037534912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/>
          <table:table-cell office:value-type="float" office:value="21130" calcext:value-type="float">
            <text:p>21130</text:p>
          </table:table-cell>
          <table:table-cell table:formula="of:=[.B80]/[.B82]" office:value-type="float" office:value="30.0142045454545" calcext:value-type="float">
            <text:p>30.0142045455</text:p>
          </table:table-cell>
          <table:table-cell office:value-type="float" office:value="83" calcext:value-type="float">
            <text:p>83</text:p>
          </table:table-cell>
          <table:table-cell table:formula="of:=[.B82]*[.D80]" office:value-type="float" office:value="58432" calcext:value-type="float">
            <text:p>584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7482" calcext:value-type="float">
            <text:p>47482</text:p>
          </table:table-cell>
          <table:table-cell table:formula="of:=[.B81]/[.B82]" office:value-type="float" office:value="67.4460227272727" calcext:value-type="float">
            <text:p>67.4460227273</text:p>
          </table:table-cell>
          <table:table-cell office:value-type="float" office:value="186" calcext:value-type="float">
            <text:p>186</text:p>
          </table:table-cell>
          <table:table-cell table:formula="of:=[.B82]*[.D81]" office:value-type="float" office:value="130944" calcext:value-type="float">
            <text:p>1309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1130/x= 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7482/x=z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4:23:59.351069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8:50:13.603335057</meta:creation-date>
    <dc:date>2018-01-05T16:04:49.071901947</dc:date>
    <meta:editing-duration>PT14M45S</meta:editing-duration>
    <meta:editing-cycles>3</meta:editing-cycles>
    <meta:generator>LibreOffice/5.1.6.2$Linux_X86_64 LibreOffice_project/10m0$Build-2</meta:generator>
    <meta:document-statistic meta:table-count="1" meta:cell-count="467" meta:object-count="0"/>
  </office:meta>
</office:document-meta>
</file>